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orizontal_20_Line">
      <style:text-properties style:font-name="JetBrains Mono" fo:font-size="10pt" style:font-size-asian="10pt" style:font-size-complex="10pt"/>
    </style:style>
    <style:style style:name="P2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JetBrains Mono" fo:font-size="10pt" officeooo:paragraph-rsid="00158466" style:font-size-asian="10pt" style:font-size-complex="10pt"/>
    </style:style>
    <style:style style:name="P3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JetBrains Mono" fo:font-size="10pt" officeooo:rsid="0011cb63" officeooo:paragraph-rsid="00158466" style:font-size-asian="10pt" style:font-name-complex="Times New Roman1" style:font-size-complex="10pt"/>
    </style:style>
    <style:style style:name="P4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JetBrains Mono" fo:font-size="10pt" fo:font-weight="bold" officeooo:rsid="00165875" officeooo:paragraph-rsid="00165875" style:font-size-asian="10pt" style:font-weight-asian="bold" style:font-size-complex="10pt" style:font-weight-complex="bold"/>
    </style:style>
    <style:style style:name="P5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JetBrains Mono" fo:font-size="10pt" fo:font-weight="bold" officeooo:rsid="00158466" officeooo:paragraph-rsid="00158466" style:font-size-asian="10pt" style:font-weight-asian="bold" style:font-size-complex="10pt" style:font-weight-complex="bold"/>
    </style:style>
    <style:style style:name="P6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JetBrains Mono" fo:font-size="10pt" fo:font-style="normal" fo:font-weight="normal" officeooo:rsid="00158466" officeooo:paragraph-rsid="00158466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No_20_Spacing">
      <style:paragraph-properties fo:margin-left="0in" fo:margin-right="0in" fo:text-align="justify" style:justify-single-word="false" fo:text-indent="0in" style:auto-text-indent="false"/>
      <style:text-properties style:font-name="JetBrains Mono" fo:font-size="10.5pt" fo:font-weight="bold" officeooo:rsid="00158466" officeooo:paragraph-rsid="001ca066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JetBrains Mono" fo:font-size="10.5pt" fo:font-weight="bold" officeooo:rsid="0011cb63" officeooo:paragraph-rsid="001ca066" fo:background-color="transparent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11cb63"/>
    </style:style>
    <style:style style:name="P10" style:family="paragraph" style:parent-style-name="Standard">
      <style:paragraph-properties fo:text-align="center" style:justify-single-word="false"/>
      <style:text-properties style:font-name="JetBrains Mono" fo:font-size="10pt" officeooo:rsid="0011cb63" officeooo:paragraph-rsid="0011cb63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JetBrains Mono" fo:font-size="10pt" officeooo:rsid="0011cb63" officeooo:paragraph-rsid="0011cb63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JetBrains Mono" fo:font-size="10pt" officeooo:rsid="00165875" officeooo:paragraph-rsid="00165875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JetBrains Mono" fo:font-size="10pt" officeooo:paragraph-rsid="0013a27a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JetBrains Mono" fo:font-size="10pt" fo:font-weight="normal" officeooo:rsid="00158466" officeooo:paragraph-rsid="0013a27a" style:font-size-asian="10pt" style:font-weight-asian="normal" style:font-name-complex="Times New Roman1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JetBrains Mono" fo:font-size="10pt" fo:font-weight="bold" officeooo:rsid="00158466" officeooo:paragraph-rsid="00158466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JetBrains Mono" fo:font-size="11pt" officeooo:rsid="0011cb63" officeooo:paragraph-rsid="0011cb63" style:font-size-asian="11pt" style:font-size-complex="11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JetBrains Mono" fo:font-size="10pt" officeooo:rsid="0011cb63" officeooo:paragraph-rsid="001a714b" style:font-size-asian="10pt" style:font-size-complex="10pt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JetBrains Mono" fo:font-size="10pt" officeooo:rsid="0011cb63" officeooo:paragraph-rsid="0011cb63" style:font-size-asian="10pt" style:font-size-complex="10pt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JetBrains Mono" fo:font-size="10pt" fo:font-weight="bold" officeooo:rsid="0013a27a" officeooo:paragraph-rsid="0013a27a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JetBrains Mono" fo:font-size="10.5pt" officeooo:rsid="0011cb63" officeooo:paragraph-rsid="0011cb63" style:font-size-asian="10.5pt" style:font-size-complex="10.5pt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JetBrains Mono" fo:font-size="10.5pt" officeooo:rsid="001a714b" officeooo:paragraph-rsid="001a714b" style:font-size-asian="10.5pt" style:font-size-complex="10.5pt"/>
    </style:style>
    <style:style style:name="T1" style:family="text">
      <style:text-properties officeooo:rsid="0013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714b" style:font-weight-asian="bold" style:font-weight-complex="bold"/>
    </style:style>
    <style:style style:name="T4" style:family="text">
      <style:text-properties officeooo:rsid="0015846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name-complex="Times New Roman1" style:font-size-complex="12pt" style:font-style-complex="italic"/>
    </style:style>
    <style:style style:name="T7" style:family="text">
      <style:text-properties fo:font-style="italic" style:font-style-asian="italic" style:font-name-complex="Times New Roman1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5846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a714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name-complex="Times New Roman1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name-complex="Times New Roman1" style:font-size-complex="12pt" style:font-style-complex="italic" style:font-weight-complex="normal"/>
    </style:style>
    <style:style style:name="T13" style:family="text">
      <style:text-properties style:font-name-complex="Times New Roman1"/>
    </style:style>
    <style:style style:name="T14" style:family="text">
      <style:text-properties style:font-name-complex="Times New Roman1" style:font-size-complex="12pt"/>
    </style:style>
    <style:style style:name="T15" style:family="text">
      <style:text-properties officeooo:rsid="0011cb63" style:font-name-complex="Times New Roman1" style:font-size-complex="12pt"/>
    </style:style>
    <style:style style:name="T16" style:family="text">
      <style:text-properties officeooo:rsid="00158466" style:font-name-complex="Times New Roman1"/>
    </style:style>
    <style:style style:name="T17" style:family="text">
      <style:text-properties officeooo:rsid="0011cb63" style:font-name-complex="Times New Roman1"/>
    </style:style>
    <style:style style:name="T18" style:family="text">
      <style:text-properties fo:font-weight="normal" style:font-weight-asian="normal" style:font-name-complex="Times New Roman1" style:font-weight-complex="normal"/>
    </style:style>
    <style:style style:name="T19" style:family="text">
      <style:text-properties fo:font-weight="normal" officeooo:rsid="0013a27a" style:font-weight-asian="normal" style:font-name-complex="Times New Roman1" style:font-weight-complex="normal"/>
    </style:style>
    <style:style style:name="T20" style:family="text">
      <style:text-properties fo:font-weight="normal" officeooo:rsid="00158466" style:font-weight-asian="normal" style:font-name-complex="Times New Roman1" style:font-weight-complex="normal"/>
    </style:style>
    <style:style style:name="T21" style:family="text">
      <style:text-properties fo:font-weight="normal" style:font-weight-asian="normal" style:font-name-complex="Times New Roman1" style:font-size-complex="12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1a714b"/>
    </style:style>
    <style:style style:name="T25" style:family="text">
      <style:text-properties style:font-name="Times New Roman" officeooo:rsid="001a714b"/>
    </style:style>
    <style:style style:name="T26" style:family="text">
      <style:text-properties style:font-name="Times New Roman" officeooo:rsid="0011cb63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officeooo:rsid="0011cb63"/>
    </style:style>
    <style:style style:name="T29" style:family="text">
      <style:text-properties style:font-name="JetBrains Mono" officeooo:rsid="0011cb63"/>
    </style:style>
    <style:style style:name="T30" style:family="text">
      <style:text-properties style:font-name="JetBrains Mono" officeooo:rsid="001a714b"/>
    </style:style>
    <style:style style:name="T31" style:family="text">
      <style:text-properties style:font-name="JetBrains Mono" fo:font-size="8pt" officeooo:rsid="0011cb63" style:font-size-asian="8pt" style:font-size-complex="8pt"/>
    </style:style>
    <style:style style:name="T32" style:family="text">
      <style:text-properties style:font-name="JetBrains Mono" fo:font-size="8pt" officeooo:rsid="001a714b" style:font-size-asian="8pt" style:font-size-complex="8pt"/>
    </style:style>
    <style:style style:name="T33" style:family="text">
      <style:text-properties style:font-name="JetBrains Mono" fo:font-size="10pt" officeooo:rsid="0011cb63" style:font-size-asian="10pt" style:font-size-complex="10pt"/>
    </style:style>
    <style:style style:name="T34" style:family="text">
      <style:text-properties style:font-name="JetBrains Mono" fo:font-size="10pt" officeooo:rsid="001a714b" style:font-size-asian="10pt" style:font-size-complex="10pt"/>
    </style:style>
    <style:style style:name="T35" style:family="text">
      <style:text-properties style:font-name="JetBrains Mono" fo:font-size="9pt" officeooo:rsid="0011cb63" style:font-size-asian="9pt" style:font-size-complex="9pt"/>
    </style:style>
    <style:style style:name="T36" style:family="text">
      <style:text-properties style:font-name="JetBrains Mono" fo:font-size="9pt" officeooo:rsid="001a714b" style:font-size-asian="9pt" style:font-size-complex="9pt"/>
    </style:style>
    <style:style style:name="T37" style:family="text">
      <style:text-properties style:font-name="JetBrains Mono" fo:font-size="10.5pt" officeooo:rsid="0011cb63" style:font-size-asian="10.5pt" style:font-size-complex="10.5pt"/>
    </style:style>
    <style:style style:name="T38" style:family="text">
      <style:text-properties style:font-name="JetBrains Mono" fo:font-size="10.5pt" officeooo:rsid="001a714b" style:font-size-asian="10.5pt" style:font-size-complex="10.5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officeooo:rsid="001a714b" style:font-size-asian="10pt" style:font-size-complex="10pt"/>
    </style:style>
    <style:style style:name="T41" style:family="text">
      <style:text-properties fo:font-size="10pt" officeooo:rsid="00158466" style:font-size-asian="10pt" style:font-size-complex="10pt"/>
    </style:style>
    <style:style style:name="T42" style:family="text">
      <style:text-properties fo:font-size="10pt" officeooo:rsid="001ca066" style:font-size-asian="10pt" style:font-size-complex="10pt"/>
    </style:style>
    <style:style style:name="T43" style:family="text">
      <style:text-properties fo:font-size="10.5pt" style:font-size-asian="10.5pt" style:font-size-complex="10.5pt"/>
    </style:style>
    <style:style style:name="T44" style:family="text">
      <style:text-properties fo:font-size="10.5pt" style:font-size-asian="10.5pt" style:font-name-complex="Times New Roman1" style:font-size-complex="10.5pt"/>
    </style:style>
    <style:style style:name="T45" style:family="text">
      <style:text-properties fo:font-size="10.5pt" officeooo:rsid="0011cb63" style:font-size-asian="10.5pt" style:font-name-complex="Times New Roman1" style:font-size-complex="10.5pt"/>
    </style:style>
    <style:style style:name="T46" style:family="text">
      <style:text-properties fo:font-size="10.5pt" fo:font-weight="bold" style:font-size-asian="10.5pt" style:font-weight-asian="bold" style:font-size-complex="10.5pt" style:font-weight-complex="bold"/>
    </style:style>
    <style:style style:name="T47" style:family="text">
      <style:text-properties fo:font-size="10.5pt" fo:font-weight="bold" officeooo:rsid="001a714b" style:font-size-asian="10.5pt" style:font-weight-asian="bold" style:font-size-complex="10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Ian Mungovan</text:span></text:p>
      <text:p text:style-name="P10"><text:span text:style-name="T2"/></text:p>
      <text:p text:style-name="P9"><text:span text:style-name="T37">317-771-2240 </text:span><text:a xlink:type="simple" xlink:href="mailto:Ian.Mungovan1@gmail.com" text:style-name="Internet_20_link" text:visited-style-name="Visited_20_Internet_20_Link"><text:span text:style-name="T37">Ian.Mungovan1@gmail.com</text:span></text:a><text:span text:style-name="T37"> <text:s/></text:span><text:a xlink:type="simple" xlink:href="https://www.linkedin.com/in/ian-mungovan/" text:style-name="Internet_20_link" text:visited-style-name="Visited_20_Internet_20_Link"><text:span text:style-name="T38">LinkedIn</text:span></text:a></text:p>
      <text:p text:style-name="P1"/>
      <text:p text:style-name="P12">Ian Mungovan is a Digital Engineer that specializes in DevSecOps, Agile Development, and Digital Transformation. He has experience with multiple programming languages, data analysis, and web applications. Holding a degree in Mechanical Engineering with a specialization in unmanned robotic systems, Ian has a passion for efficiency, DevOps, and leadership.</text:p>
      <text:p text:style-name="P1"/>
      <text:p text:style-name="P8">Work Experience</text:p>
      <text:p text:style-name="P8"><text:span text:style-name="T46"><text:s/></text:span></text:p>
      <text:p text:style-name="P11"><text:span text:style-name="T46">Rolls-Royce </text:span><text:span text:style-name="T47">DOD </text:span><text:span text:style-name="T46">– Digital Engineering Specialist</text:span><text:tab/><text:tab/> <text:s/><text:span text:style-name="T5">Feb. 2020 - Present</text:span></text:p>
      <text:p text:style-name="P17">Writes the strategy <text:span text:style-name="T1">and cultural documentation</text:span> for Digital transformation efforts. <text:span text:style-name="T1">Technical <text:tab/>writer for all new applications and technologies inside SF Rolls-Royce. Research and purchase <text:tab/>SaaS solutions for enterprise development. </text:span><text:span text:style-name="T24">Implements DevSecOps automation with automated <text:tab/>pipelines, security, and <text:s/>CI/CD. </text:span><text:span text:style-name="T1">Full stack Developer helping maintain 30+ applications while training 20+ new part-time developers. Fully implements cloud solution using Azure, deploying applications with Docker and Kubernetes. <text:s/>Database admin for SQL and NoSQL servers.</text:span></text:p>
      <text:p text:style-name="P18"/>
      <text:p text:style-name="P19"><text:span text:style-name="T43">Florida Political Party – Data Analyst</text:span><text:tab/><text:tab/><text:tab/><text:tab/> <text:s/><text:span text:style-name="T9">Jan. 2020 - May 2020</text:span></text:p>
      <text:p text:style-name="P13"><text:span text:style-name="T13">Utilized Python, SQL, and R to identify individual voter ethnicity </text:span><text:span text:style-name="T19">to increase voting prediction, <text:tab/>using over 8 million data points. </text:span><text:span text:style-name="T20">Leading to 90% accuracy rate in only 4 months.</text:span></text:p>
      <text:p text:style-name="P14"/>
      <text:p text:style-name="P15"><text:span text:style-name="T44">OneSky Aviation - Data Engineer</text:span><text:span text:style-name="T13"><text:tab/><text:tab/><text:tab/><text:tab/><text:tab/> <text:s/></text:span><text:span text:style-name="T11">Jan. 2019 - May 2019</text:span></text:p>
      <text:p text:style-name="P2"><text:span text:style-name="T13">Created Optimization Algorithm using SQL, Python, and Machine Learning </text:span><text:span text:style-name="T16">t</text:span><text:span text:style-name="T13">o predict flight paths and patterns leading to a decrease in operating cost </text:span><text:span text:style-name="T17">while increasing overall efficiency and <text:tab/>total revenue. </text:span></text:p>
      <text:p text:style-name="P2"><text:span text:style-name="T17"/></text:p>
      <text:p text:style-name="P4"><text:span text:style-name="T45">P</text:span><text:span text:style-name="T44">lum Creek – Associate Golf Pro</text:span><text:span text:style-name="T13"><text:tab/><text:tab/><text:tab/><text:tab/><text:tab/> <text:s/></text:span><text:span text:style-name="T11">Aug. 2020 - Dec. 2020</text:span></text:p>
      <text:p text:style-name="P4"><text:span text:style-name="T18">Assist customers with scheduling times, organizing events, and solving issues that arise.</text:span></text:p>
      <text:p text:style-name="P1"/>
      <text:p text:style-name="P7"><text:span text:style-name="T17">E</text:span><text:span text:style-name="T13">ducation</text:span></text:p>
      <text:p text:style-name="P7"><text:span text:style-name="T13"/></text:p>
      <text:p text:style-name="P5"><text:span text:style-name="T43">Embry-Riddle Aeronautical University</text:span><text:tab/><text:tab/><text:tab/><text:tab/> <text:s/><text:span text:style-name="T10">Aug. 2015 - May 2020</text:span></text:p>
      <text:p text:style-name="P5"><text:tab/><text:span text:style-name="T8">Bachelors of Science</text:span> – <text:span text:style-name="T22">Mechanical Engineering <text:s text:c="6"/></text:span></text:p>
      <text:p text:style-name="P5"><text:span text:style-name="T22"><text:tab/></text:span><text:span text:style-name="T8">Concentration: </text:span><text:span text:style-name="T23">Unmanned Robotic Systems</text:span></text:p>
      <text:p text:style-name="P6"><text:tab/></text:p>
      <text:p text:style-name="P5"><text:span text:style-name="T43">US Army<text:tab/></text:span><text:tab/><text:tab/><text:tab/><text:tab/><text:tab/><text:tab/><text:tab/><text:tab/> <text:s/><text:span text:style-name="T10">Aug. 2015 - Present</text:span></text:p>
      <text:p text:style-name="P5"><text:tab/><text:span text:style-name="T22">Reserve Officer Training (ROTC)</text:span></text:p>
      <text:p text:style-name="P3"/>
      <text:p text:style-name="P20"><text:span text:style-name="T2">Skills: </text:span><text:span text:style-name="T39">Agile Methodology, DevOps Automation, </text:span><text:span text:style-name="T40">Github Pipelines, Gitlab CI, </text:span><text:span text:style-name="T39">Python, JavaScript, Docker, Kubernetes, Azure, </text:span><text:span text:style-name="T41">SQL, NoSQL, MATLAB, C++, C#, </text:span><text:span text:style-name="T42">Markdown</text:span></text:p>
      <text:p text:style-name="P17"/>
      <text:p text:style-name="P21"><text:span text:style-name="T2">Certifications: </text:span><text:span text:style-name="T39">Secret Security Clearance, Microsoft Azure Developer AZ-204, Microsoft Azure Fundamentals AZ-10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402in" fo:margin-bottom="0.6in" fo:margin-left="0.7799in" fo:margin-right="0.7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4:10:28.040542733</meta:creation-date>
    <dc:date>2021-07-13T14:37:09.186737692</dc:date>
    <meta:editing-duration>PT1H32M44S</meta:editing-duration>
    <meta:editing-cycles>2</meta:editing-cycles>
    <meta:generator>LibreOffice/7.0.6.2$Linux_X86_64 LibreOffice_project/00$Build-2</meta:generator>
    <meta:document-statistic meta:table-count="0" meta:image-count="0" meta:object-count="0" meta:page-count="1" meta:paragraph-count="22" meta:word-count="295" meta:character-count="2210" meta:non-whitespace-character-count="1875"/>
  </office:meta>
</office:document-meta>
</file>